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39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307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4382" svg:stroke-width="0.019cm" svg:stroke-color="#000000" draw:marker-start-width="0.302cm" draw:marker-start-center="false" draw:marker-end-width="0.302cm" draw:marker-end-center="false" draw:fill="none" draw:fill-color="#00b8ff" draw:fill-image-width="0cm" draw:fill-image-height="0cm" draw:auto-grow-width="true" fo:min-height="0.374cm" fo:min-width="0.23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4399" svg:stroke-width="0.019cm" svg:stroke-color="#000000" draw:marker-start-width="0.302cm" draw:marker-start-center="false" draw:marker-end-width="0.302cm" draw:marker-end-center="false" draw:fill="none" draw:fill-color="#00b8ff" draw:fill-image-width="0cm" draw:fill-image-height="0cm" draw:auto-grow-width="true" fo:min-height="0.374cm" fo:min-width="0.222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4400" svg:stroke-width="0.019cm" svg:stroke-color="#000000" draw:marker-start-width="0.302cm" draw:marker-start-center="false" draw:marker-end-width="0.302cm" draw:marker-end-center="false" draw:fill="none" draw:fill-color="#00b8ff" draw:fill-image-width="0cm" draw:fill-image-height="0cm" draw:auto-grow-width="true" fo:min-height="0.374cm" fo:min-width="0.197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dash" draw:stroke-dash="Dashed_20__28_var_29__20_440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svg:stroke-width="0.019cm" svg:stroke-color="#0098cc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98cc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807cm" svg:height="0.624cm" svg:x="9.831cm" svg:y="15.334cm">
            <draw:text-box>
              <text:p text:style-name="P1"><text:span text:style-name="T1"><text:s/></text:span><text:span text:style-name="T1">d</text:span></text:p>
            </draw:text-box>
          </draw:frame>
          <draw:rect draw:style-name="gr2" draw:text-style-name="P3" draw:layer="layout" svg:width="0.2cm" svg:height="0.2cm" draw:transform="rotate (-1.72141824124201) translate (10.893cm 15.712cm)">
            <text:p/>
          </draw:rect>
          <draw:frame draw:style-name="gr3" draw:text-style-name="P4" draw:layer="layout" svg:width="0.739cm" svg:height="0.624cm" svg:x="10.4cm" svg:y="13.459cm">
            <draw:text-box>
              <text:p text:style-name="P1"><text:span text:style-name="T2">N</text:span></text:p>
            </draw:text-box>
          </draw:frame>
          <draw:frame draw:style-name="gr4" draw:text-style-name="P4" draw:layer="layout" svg:width="0.722cm" svg:height="0.624cm" svg:x="10.23cm" svg:y="14.831cm">
            <draw:text-box>
              <text:p text:style-name="P1"><text:span text:style-name="T2">R</text:span></text:p>
            </draw:text-box>
          </draw:frame>
          <draw:frame draw:style-name="gr5" draw:text-style-name="P4" draw:layer="layout" svg:width="0.697cm" svg:height="0.624cm" svg:x="11.324cm" svg:y="15.947cm">
            <draw:text-box>
              <text:p text:style-name="P1"><text:span text:style-name="T2">T</text:span></text:p>
            </draw:text-box>
          </draw:frame>
          <draw:g>
            <draw:polygon draw:style-name="gr6" draw:text-style-name="P5" draw:layer="layout" svg:width="2.019cm" svg:height="1.011cm" draw:transform="skewX (-0.00174532925199432) rotate (-1.7238617021948) translate (11.9689722221756cm 14.04940277777cm)" svg:viewBox="0 0 2020 1012" draw:points="0,1004 1265,1012 2020,0">
              <text:p/>
            </draw:polygon>
            <draw:line draw:style-name="gr7" draw:text-style-name="P6" draw:layer="layout" svg:x1="11.016cm" svg:y1="13.603cm" svg:x2="10.63cm" svg:y2="16.125cm">
              <text:p/>
            </draw:line>
            <draw:line draw:style-name="gr8" draw:text-style-name="P6" draw:layer="layout" svg:x1="11.903cm" svg:y1="16.069cm" svg:x2="10.173cm" svg:y2="15.80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382" draw:display-name="Dashed (var) 4382" draw:style="rect" draw:dots1="1" draw:dots1-length="0.002cm" draw:dots2="1" draw:dots2-length="0.002cm" draw:distance="0.002cm"/>
    <draw:stroke-dash draw:name="Dashed_20__28_var_29__20_4398" draw:display-name="Dashed (var) 4398" draw:style="rect" draw:dots1="1" draw:dots1-length="0.006cm" draw:dots2="1" draw:dots2-length="0.006cm" draw:distance="0.006cm"/>
    <draw:stroke-dash draw:name="Dashed_20__28_var_29__20_4399" draw:display-name="Dashed (var) 4399" draw:style="rect" draw:dots1="1" draw:dots1-length="0.002cm" draw:dots2="1" draw:dots2-length="0.002cm" draw:distance="0.002cm"/>
    <draw:stroke-dash draw:name="Dashed_20__28_var_29__20_4400" draw:display-name="Dashed (var) 4400" draw:style="rect" draw:dots1="1" draw:dots1-length="0.002cm" draw:dots2="1" draw:dots2-length="0.002cm" draw:distance="0.002cm"/>
    <draw:stroke-dash draw:name="Dashed_20__28_var_29__20_4401" draw:display-name="Dashed (var) 4401" draw:style="rect" draw:dots1="1" draw:dots1-length="63%" draw:distance="6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8:29.201200696</meta:creation-date>
    <dc:date>2018-03-01T11:30:08.224774096</dc:date>
    <meta:editing-duration>PT1M37S</meta:editing-duration>
    <meta:editing-cycles>2</meta:editing-cycles>
    <meta:generator>LibreOffice/6.0.0.3$MacOSX_X86_64 LibreOffice_project/64a0f66915f38c6217de274f0aa8e15618924765</meta:generator>
    <meta:document-statistic meta:object-count="10"/>
  </office:meta>
</office:document-meta>
</file>